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9400003714F971EB7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128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11.5cm" svg:x="1cm" svg:y="1cm">
          <draw:image xlink:href="Pictures/2000000700002A9400003714F971EB7A.svm" xlink:type="simple" xlink:show="embed" xlink:actuate="onLoad">
            <text:p/>
          </draw:image>
        </draw:frame>
        <draw:frame draw:style-name="gr2" draw:layer="layout" svg:width="8.573cm" svg:height="4.378cm" svg:x="10.842cm" svg:y="2.019cm">
          <draw:text-box>
            <text:p><text:span text:style-name="T1">Proto Pedal Insulator Card</text:span></text:p>
            <text:p/>
            <text:p><text:span text:style-name="T2">Select “Actual Size” when prin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6-09-21T12:42:12.66</meta:creation-date>
    <meta:printed-by>Marshall Taylor</meta:printed-by>
    <meta:print-date>2016-09-21T12:46:57.58</meta:print-date>
    <dc:date>2016-09-21T14:04:49.60</dc:date>
    <dc:creator>Marshall Taylor</dc:creator>
    <meta:editing-duration>PT1H7M26S</meta:editing-duration>
    <meta:editing-cycles>1</meta:editing-cycles>
    <meta:document-statistic meta:object-count="2"/>
    <meta:generator>OpenOffice.org/3.3$Win32 OpenOffice.org_project/330m20$Build-9567</meta:generator>
  </office:meta>
</office:document-meta>
</file>